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irtual college</text:p>
      <text:p text:style-name="Standard">Fuctional requirements:</text:p>
      <text:p text:style-name="Standard">1.This should provide information regarding the virtual college.</text:p>
      <text:p text:style-name="Standard">2.It should provide login for a student and faculty or instructor.</text:p>
      <text:p text:style-name="Standard">3.It should provide information regarding courses offered ie different kinds of courses</text:p>
      <text:p text:style-name="Standard">4.It should also provide information regarding services offered.</text:p>
      <text:p text:style-name="Standard"/>
      <text:p text:style-name="Standard"><text:s/></text:p>
      <text:p text:style-name="Standard">1.There is a class named virtual class and it uses a singleton design pattern that provides global access,by using singleton class to virtual class so that it provides global access and other </text:p>
      <text:p text:style-name="Standard">2.There is a class named courses offered which has two sub classes <text:s/>courses in IT and courses in business</text:p>
      <text:p text:style-name="Standard">3.There is a interface named services and here factory design pattern is used as only one object can be instantiated and its left to sub-class sub classes are student service <text:s/>and faculty service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bonise </meta:initial-creator>
    <meta:creation-date>2014-07-07T18:50:24</meta:creation-date>
    <dc:date>2014-07-07T19:29:25</dc:date>
    <dc:creator>webonise </dc:creator>
    <meta:editing-duration>PT8M31S</meta:editing-duration>
    <meta:editing-cycles>1</meta:editing-cycles>
    <meta:generator>LibreOffice/3.5$Linux_X86_64 LibreOffice_project/350m1$Build-2</meta:generator>
    <meta:document-statistic meta:table-count="0" meta:image-count="0" meta:object-count="0" meta:page-count="1" meta:paragraph-count="11" meta:word-count="127" meta:character-count="813" meta:non-whitespace-character-count="690"/>
  </office:meta>
</office:document-meta>
</file>